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afaff" draw:opacity="100%"/>
      <style:paragraph-properties fo:margin-left="1.058cm" fo:margin-right="0cm" fo:margin-top="0cm" fo:margin-bottom="0.499cm" style:contextual-spacing="false" fo:orphans="2" fo:widows="2" fo:text-indent="0cm" style:auto-text-indent="false" fo:background-color="#fafaff" fo:padding="0.049cm" fo:border="0.06pt solid #a9a9a9"/>
      <style:text-properties fo:font-variant="normal" fo:text-transform="none" fo:color="#222222" loext:opacity="100%" fo:letter-spacing="normal" fo:font-style="normal" fo:font-weight="normal"/>
    </style:style>
    <style:style style:name="P2" style:family="paragraph" style:parent-style-name="Preformatted_20_Text">
      <style:text-properties officeooo:rsid="001d7e43" officeooo:paragraph-rsid="001d7e43"/>
    </style:style>
    <style:style style:name="P3" style:family="paragraph" style:parent-style-name="Standard">
      <style:text-properties officeooo:paragraph-rsid="001bfbe8"/>
    </style:style>
    <style:style style:name="P4" style:family="paragraph" style:parent-style-name="Standard">
      <style:text-properties officeooo:paragraph-rsid="001c4a87"/>
    </style:style>
    <style:style style:name="P5" style:family="paragraph" style:parent-style-name="Standard">
      <style:text-properties officeooo:paragraph-rsid="001cecbe"/>
    </style:style>
    <style:style style:name="P6" style:family="paragraph" style:parent-style-name="Standard">
      <style:text-properties officeooo:rsid="001d7e43" officeooo:paragraph-rsid="001d7e43"/>
    </style:style>
    <style:style style:name="P7" style:family="paragraph" style:parent-style-name="Standard">
      <style:text-properties officeooo:rsid="001ef6e9" officeooo:paragraph-rsid="001ef6e9"/>
    </style:style>
    <style:style style:name="P8" style:family="paragraph" style:parent-style-name="Standard">
      <style:text-properties officeooo:paragraph-rsid="001ef6e9"/>
    </style:style>
    <style:style style:name="P9" style:family="paragraph" style:parent-style-name="Standard">
      <style:text-properties officeooo:paragraph-rsid="00213d87"/>
    </style:style>
    <style:style style:name="P10" style:family="paragraph" style:parent-style-name="Standard">
      <style:text-properties officeooo:rsid="002148f1" officeooo:paragraph-rsid="002148f1"/>
    </style:style>
    <style:style style:name="P11" style:family="paragraph" style:parent-style-name="Standard">
      <style:text-properties officeooo:paragraph-rsid="002148f1"/>
    </style:style>
    <style:style style:name="T1" style:family="text">
      <style:text-properties fo:font-variant="normal" fo:text-transform="none" fo:color="#000000" loext:opacity="100%" style:font-name="Consolas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cecbe"/>
    </style:style>
    <style:style style:name="T3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ef6e9"/>
    </style:style>
    <style:style style:name="T4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213d87"/>
    </style:style>
    <style:style style:name="T5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2148f1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fo:font-variant="normal" fo:text-transform="none" fo:color="#000000" loext:opacity="100%" fo:letter-spacing="normal" officeooo:rsid="001cecbe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1cecbe"/>
    </style:style>
    <style:style style:name="T9" style:family="text">
      <style:text-properties fo:font-variant="normal" fo:text-transform="none" fo:color="#000000" loext:opacity="100%" fo:letter-spacing="normal" officeooo:rsid="001ef6e9"/>
    </style:style>
    <style:style style:name="T10" style:family="text">
      <style:text-properties fo:font-variant="normal" fo:text-transform="none" fo:color="#666666" loext:opacity="100%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666666" loext:opacity="100%" style:font-name="Consolas" fo:font-size="12pt" fo:letter-spacing="normal" fo:font-style="normal" fo:font-weight="normal" officeooo:rsid="001cecbe"/>
    </style:style>
    <style:style style:name="T12" style:family="text">
      <style:text-properties fo:font-variant="normal" fo:text-transform="none" fo:color="#666666" loext:opacity="100%" style:font-name="Consolas" fo:font-size="12pt" fo:letter-spacing="normal" fo:font-style="normal" fo:font-weight="normal" officeooo:rsid="001ef6e9"/>
    </style:style>
    <style:style style:name="T13" style:family="text">
      <style:text-properties fo:font-variant="normal" fo:text-transform="none" fo:color="#666666" loext:opacity="100%" style:font-name="Consolas" fo:font-size="12pt" fo:letter-spacing="normal" fo:font-style="normal" fo:font-weight="normal" officeooo:rsid="001f9f84"/>
    </style:style>
    <style:style style:name="T14" style:family="text">
      <style:text-properties fo:font-variant="normal" fo:text-transform="none" fo:color="#666666" loext:opacity="100%" style:font-name="Consolas" fo:font-size="12pt" fo:letter-spacing="normal" fo:font-style="normal" fo:font-weight="normal" officeooo:rsid="00213d87"/>
    </style:style>
    <style:style style:name="T15" style:family="text">
      <style:text-properties fo:font-variant="normal" fo:text-transform="none" fo:color="#666666" loext:opacity="100%" style:font-name="Consolas" fo:font-size="12pt" fo:letter-spacing="normal" fo:font-style="normal" fo:font-weight="normal" officeooo:rsid="002148f1"/>
    </style:style>
    <style:style style:name="T16" style:family="text">
      <style:text-properties fo:font-variant="normal" fo:text-transform="none" fo:color="#666666" loext:opacity="100%" fo:letter-spacing="normal"/>
    </style:style>
    <style:style style:name="T17" style:family="text">
      <style:text-properties fo:font-variant="normal" fo:text-transform="none" fo:color="#228811" loext:opacity="100%" style:font-name="Consolas" fo:font-size="12pt" fo:letter-spacing="normal" fo:font-style="normal" fo:font-weight="normal"/>
    </style:style>
    <style:style style:name="T18" style:family="text">
      <style:text-properties fo:font-variant="normal" fo:text-transform="none" fo:color="#228811" loext:opacity="100%" style:font-name="Consolas" fo:font-size="12pt" fo:letter-spacing="normal" fo:font-style="normal" fo:font-weight="normal" officeooo:rsid="001cecbe"/>
    </style:style>
    <style:style style:name="T19" style:family="text">
      <style:text-properties fo:font-variant="normal" fo:text-transform="none" fo:color="#228811" loext:opacity="100%" style:font-name="Consolas" fo:font-size="12pt" fo:letter-spacing="normal" fo:font-style="normal" fo:font-weight="normal" officeooo:rsid="001ef6e9"/>
    </style:style>
    <style:style style:name="T20" style:family="text">
      <style:text-properties fo:font-variant="normal" fo:text-transform="none" fo:color="#228811" loext:opacity="100%" style:font-name="Consolas" fo:font-size="12pt" fo:letter-spacing="normal" fo:font-style="normal" fo:font-weight="normal" officeooo:rsid="002148f1"/>
    </style:style>
    <style:style style:name="T21" style:family="text">
      <style:text-properties fo:font-variant="normal" fo:text-transform="none" fo:color="#770088" loext:opacity="100%" style:font-name="Consolas" fo:font-size="12pt" fo:letter-spacing="normal" fo:font-style="normal" fo:font-weight="normal"/>
    </style:style>
    <style:style style:name="T22" style:family="text">
      <style:text-properties fo:font-variant="normal" fo:text-transform="none" fo:color="#770088" loext:opacity="100%" style:font-name="Consolas" fo:font-size="12pt" fo:letter-spacing="normal" fo:font-style="normal" fo:font-weight="normal" officeooo:rsid="00213d87"/>
    </style:style>
    <style:style style:name="T23" style:family="text">
      <style:text-properties fo:font-variant="normal" fo:text-transform="none" fo:color="#770088" loext:opacity="100%" style:font-name="Consolas" fo:font-size="12pt" fo:letter-spacing="normal" fo:font-style="normal" fo:font-weight="normal" officeooo:rsid="002148f1"/>
    </style:style>
    <style:style style:name="T24" style:family="text">
      <style:text-properties fo:font-variant="normal" fo:text-transform="none" fo:color="#aa2222" loext:opacity="100%" style:font-name="Consolas" fo:font-size="12pt" fo:letter-spacing="normal" fo:font-style="normal" fo:font-weight="normal"/>
    </style:style>
    <style:style style:name="T25" style:family="text">
      <style:text-properties fo:font-variant="normal" fo:text-transform="none" fo:color="#aa2222" loext:opacity="100%" style:font-name="Consolas" fo:font-size="12pt" fo:letter-spacing="normal" fo:font-style="normal" fo:font-weight="normal" officeooo:rsid="001cecbe"/>
    </style:style>
    <style:style style:name="T26" style:family="text">
      <style:text-properties fo:font-variant="normal" fo:text-transform="none" fo:color="#aa2222" loext:opacity="100%" style:font-name="Consolas" fo:font-size="12pt" fo:letter-spacing="normal" fo:font-style="normal" fo:font-weight="normal" officeooo:rsid="00213d87"/>
    </style:style>
    <style:style style:name="T27" style:family="text">
      <style:text-properties fo:font-variant="normal" fo:text-transform="none" fo:color="#aa2222" loext:opacity="100%" style:font-name="Consolas" fo:font-size="12pt" fo:letter-spacing="normal" fo:font-style="normal" fo:font-weight="normal" officeooo:rsid="002148f1"/>
    </style:style>
    <style:style style:name="T28" style:family="text">
      <style:text-properties fo:color="#000000" loext:opacity="100%" officeooo:rsid="001cecbe"/>
    </style:style>
    <style:style style:name="T29" style:family="text">
      <style:text-properties officeooo:rsid="001bfbe8"/>
    </style:style>
    <style:style style:name="T30" style:family="text">
      <style:text-properties officeooo:rsid="001c4a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. List list <text:s/>= []</text:p>
      <text:p text:style-name="Standard">list[11] = "myelement"</text:p>
      <text:p text:style-name="Standard">println list[11]</text:p>
      <text:p text:style-name="Standard">println list.get(5)</text:p>
      <text:p text:style-name="Standard">print list</text:p>
      <text:p text:style-name="Standard"/>
      <text:p text:style-name="Standard">Output: myelement</text:p>
      <text:p text:style-name="Standard">null</text:p>
      <text:p text:style-name="Standard">[null, null, null, null, null, null, null, null, null, null, null, myelement]</text:p>
      <text:p text:style-name="Standard"/>
      <text:p text:style-name="Standard"/>
      <text:p text:style-name="Standard">1. def list = (1..10)</text:p>
      <text:p text:style-name="Standard">for(i in list)</text:p>
      <text:p text:style-name="Standard">{</text:p>
      <text:p text:style-name="Standard"><text:s text:c="2"/>if(i%2==0)</text:p>
      <text:p text:style-name="Standard">{</text:p>
      <text:p text:style-name="Standard"><text:s text:c="2"/>println(i)</text:p>
      <text:p text:style-name="Standard">}</text:p>
      <text:p text:style-name="Standard">}</text:p>
      <text:p text:style-name="Standard"/>
      <text:p text:style-name="Standard"/>
      <text:p text:style-name="P3"><text:span text:style-name="T29">2.</text:span><text:span text:style-name="T1">Set set</text:span><text:span text:style-name="T10">=[</text:span><text:span text:style-name="T17">1</text:span><text:span text:style-name="T10">,</text:span><text:span text:style-name="T17">2</text:span><text:span text:style-name="T10">,</text:span><text:span text:style-name="T17">3</text:span><text:span text:style-name="T10">,</text:span><text:span text:style-name="T17">4</text:span><text:span text:style-name="T10">,</text:span><text:span text:style-name="T17">2</text:span><text:span text:style-name="T10">,</text:span><text:span text:style-name="T17">3</text:span><text:span text:style-name="T10">] </text:span><text:span text:style-name="T21">as </text:span><text:span text:style-name="T1">Set</text:span><text:line-break/><text:span text:style-name="T1">println</text:span><text:span text:style-name="T10">(</text:span><text:span text:style-name="T1">set</text:span><text:span text:style-name="T10">)</text:span><text:line-break/></text:p>
      <text:p text:style-name="P3"><text:span text:style-name="T1">List list </text:span><text:span text:style-name="T10">= [</text:span><text:span text:style-name="T17">1</text:span><text:span text:style-name="T10">,</text:span><text:span text:style-name="T17">2</text:span><text:span text:style-name="T10">,</text:span><text:span text:style-name="T17">3</text:span><text:span text:style-name="T10">,</text:span><text:span text:style-name="T17">4</text:span><text:span text:style-name="T10">,</text:span><text:span text:style-name="T17">1</text:span><text:span text:style-name="T10">,</text:span><text:span text:style-name="T17">2</text:span><text:span text:style-name="T10">].</text:span><text:span text:style-name="T1">unique</text:span><text:span text:style-name="T10">()</text:span><text:line-break/><text:span text:style-name="T1">println</text:span><text:span text:style-name="T10">(</text:span><text:span text:style-name="T1">list</text:span><text:span text:style-name="T10">)</text:span><text:line-break/></text:p>
      <text:p text:style-name="P3"/>
      <text:p text:style-name="P4"><text:span text:style-name="T30">4. </text:span><text:span text:style-name="T1">List list </text:span><text:span text:style-name="T10">= [</text:span><text:span text:style-name="T17">1</text:span><text:span text:style-name="T10">,</text:span><text:span text:style-name="T17">2</text:span><text:span text:style-name="T10">,</text:span><text:span text:style-name="T17">3</text:span><text:span text:style-name="T10">,</text:span><text:span text:style-name="T17">4</text:span><text:span text:style-name="T10">,</text:span><text:span text:style-name="T17">5</text:span><text:span text:style-name="T10">]</text:span><text:line-break/><text:span text:style-name="T1">List list1 </text:span><text:span text:style-name="T10">= [</text:span><text:span text:style-name="T17">2</text:span><text:span text:style-name="T10">,</text:span><text:span text:style-name="T17">4</text:span><text:span text:style-name="T10">,</text:span><text:span text:style-name="T17">5</text:span><text:span text:style-name="T10">,</text:span><text:span text:style-name="T17">6</text:span><text:span text:style-name="T10">,</text:span><text:span text:style-name="T17">7</text:span><text:span text:style-name="T10">,</text:span><text:span text:style-name="T17">8</text:span><text:span text:style-name="T10">]</text:span><text:line-break/><text:line-break/><text:span text:style-name="T1">List list3 </text:span><text:span text:style-name="T10">= </text:span><text:span text:style-name="T1">list</text:span><text:span text:style-name="T10">.</text:span><text:span text:style-name="T1">intersect</text:span><text:span text:style-name="T10">(</text:span><text:span text:style-name="T1">list1</text:span><text:span text:style-name="T10">)</text:span><text:line-break/><text:line-break/><text:span text:style-name="T1">println</text:span><text:span text:style-name="T10">(</text:span><text:span text:style-name="T1">list3</text:span><text:span text:style-name="T10">)</text:span><text:line-break/><text:span text:style-name="T6">​</text:span></text:p>
      <text:p text:style-name="P4"><text:span text:style-name="T6"/></text:p>
      <text:p text:style-name="P4"><text:span text:style-name="T6"/></text:p>
      <text:p text:style-name="P5"><text:span text:style-name="T7">6. </text:span><text:span text:style-name="T1">List list </text:span><text:span text:style-name="T10">= [</text:span><text:span text:style-name="T17">1</text:span><text:span text:style-name="T10">,</text:span><text:span text:style-name="T17">2</text:span><text:span text:style-name="T10">,</text:span><text:span text:style-name="T17">3</text:span><text:span text:style-name="T10">,</text:span><text:span text:style-name="T24">"element1"</text:span><text:span text:style-name="T10">,</text:span><text:span text:style-name="T17">0.3</text:span><text:span text:style-name="T10">,[</text:span><text:span text:style-name="T17">2</text:span><text:span text:style-name="T10">,</text:span><text:span text:style-name="T17">4</text:span><text:span text:style-name="T10">,</text:span><text:span text:style-name="T17">6</text:span><text:span text:style-name="T10">],</text:span><text:span text:style-name="T17">0.</text:span><text:span text:style-name="T10">.</text:span><text:span text:style-name="T17">10</text:span><text:span text:style-name="T10">]</text:span><text:span text:style-name="T6"><text:line-break/></text:span><text:span text:style-name="T21">for </text:span><text:span text:style-name="T10">(</text:span><text:span text:style-name="T1">i </text:span><text:span text:style-name="T21">in </text:span><text:span text:style-name="T1">list</text:span><text:span text:style-name="T10">)</text:span><text:span text:style-name="T6"><text:line-break/></text:span><text:span text:style-name="T10">{</text:span><text:span text:style-name="T6"><text:line-break/></text:span><text:span text:style-name="T16">  </text:span><text:span text:style-name="T1">println</text:span><text:span text:style-name="T10">(</text:span><text:span text:style-name="T1">list</text:span><text:span text:style-name="T10">.</text:span><text:span text:style-name="T1">getClass</text:span><text:span text:style-name="T10">())</text:span><text:span text:style-name="T6"><text:line-break/></text:span><text:span text:style-name="T10">}</text:span><text:span text:style-name="T6"><text:line-break/></text:span><text:span text:style-name="T1">println</text:span><text:span text:style-name="T10">(</text:span><text:span text:style-name="T1">list</text:span><text:span text:style-name="T10">.</text:span><text:span text:style-name="T1">get</text:span><text:span text:style-name="T10">(</text:span><text:span text:style-name="T17">6</text:span><text:span text:style-name="T10">).</text:span><text:span text:style-name="T1">get</text:span><text:span text:style-name="T10">(</text:span><text:span text:style-name="T17">9</text:span><text:span text:style-name="T10">))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>7. </text:span><text:span text:style-name="T2">List list </text:span><text:span text:style-name="T11">= [</text:span><text:span text:style-name="T18">14</text:span><text:span text:style-name="T11">,</text:span><text:span text:style-name="T18">12</text:span><text:span text:style-name="T11">,</text:span><text:span text:style-name="T18">11</text:span><text:span text:style-name="T11">,</text:span><text:span text:style-name="T18">10</text:span><text:span text:style-name="T11">,</text:span><text:span text:style-name="T18">16</text:span><text:span text:style-name="T11">,</text:span><text:span text:style-name="T18">15</text:span><text:span text:style-name="T11">,</text:span><text:span text:style-name="T18">12</text:span><text:span text:style-name="T11">,</text:span><text:span text:style-name="T18">10</text:span><text:span text:style-name="T11">,</text:span><text:span text:style-name="T18">99</text:span><text:span text:style-name="T11">,</text:span><text:span text:style-name="T18">90</text:span><text:span text:style-name="T11">,</text:span><text:span text:style-name="T18">14</text:span><text:span text:style-name="T11">,</text:span><text:span text:style-name="T18">16</text:span><text:span text:style-name="T11">,</text:span><text:span text:style-name="T18">35</text:span><text:span text:style-name="T11">]</text:span><text:span text:style-name="T7"><text:line-break/><text:line-break/></text:span><text:span text:style-name="T2">List list1 </text:span><text:span text:style-name="T11">= </text:span><text:span text:style-name="T2">list</text:span><text:span text:style-name="T11">.</text:span><text:span text:style-name="T2">unique</text:span><text:span text:style-name="T11">()</text:span><text:span text:style-name="T7"><text:line-break/><text:line-break/></text:span><text:span text:style-name="T2">println</text:span><text:span text:style-name="T11">(</text:span><text:span text:style-name="T2">list1</text:span><text:span text:style-name="T11">.</text:span><text:span text:style-name="T2">sort</text:span><text:span text:style-name="T11">{-</text:span><text:span text:style-name="T2">it</text:span><text:span text:style-name="T11">})</text:span></text:p>
      <text:p text:style-name="P5"><text:span text:style-name="T7"/></text:p>
      <text:p text:style-name="P5"><text:soft-page-break/><text:span text:style-name="T7"/></text:p>
      <text:p text:style-name="P7"><text:span text:style-name="T7">9.</text:span></text:p>
      <text:p text:style-name="P6"><text:span text:style-name="T2">String s </text:span><text:span text:style-name="T11">= </text:span><text:span text:style-name="T25">"this string needs to be split"</text:span><text:span text:style-name="T7"><text:line-break/></text:span><text:span text:style-name="T2">println</text:span><text:span text:style-name="T11">(</text:span><text:span text:style-name="T2">s</text:span><text:span text:style-name="T11">.</text:span><text:span text:style-name="T2">tokenize</text:span><text:span text:style-name="T11">(</text:span><text:span text:style-name="T25">"_"</text:span><text:span text:style-name="T11">))</text:span><text:span text:style-name="T7"><text:line-break/></text:span><text:span text:style-name="T2">println</text:span><text:span text:style-name="T11">(</text:span><text:span text:style-name="T2">s</text:span><text:span text:style-name="T11">.</text:span><text:span text:style-name="T2">tokenize</text:span><text:span text:style-name="T11">())</text:span></text:p>
      <text:p text:style-name="P6"><text:span text:style-name="T7"/></text:p>
      <text:p text:style-name="P2"><text:bookmark text:name="output"/><text:span text:style-name="T8">[this string needs to be split]</text:span></text:p>
      <text:p text:style-name="P1">[this, string, needs, to, be, split]</text:p>
      <text:p text:style-name="P6"><text:span text:style-name="T7"/></text:p>
      <text:p text:style-name="P6"><text:span text:style-name="T7"/></text:p>
      <text:p text:style-name="P8"><text:span text:style-name="T7">1</text:span><text:span text:style-name="T9">0. </text:span><text:span text:style-name="T21">def </text:span><text:span text:style-name="T1">list </text:span><text:span text:style-name="T10">= </text:span><text:span text:style-name="T17">1.</text:span><text:span text:style-name="T10">.</text:span><text:span text:style-name="T17">10</text:span><text:span text:style-name="T6"><text:line-break/></text:span><text:span text:style-name="T1">println list</text:span><text:span text:style-name="T10">.</text:span><text:span text:style-name="T1">first</text:span><text:span text:style-name="T10">()</text:span><text:span text:style-name="T6"><text:line-break/></text:span><text:span text:style-name="T1">println list</text:span><text:span text:style-name="T10">.</text:span><text:span text:style-name="T1">get</text:span><text:span text:style-name="T10">(</text:span><text:span text:style-name="T17">1</text:span><text:span text:style-name="T10">)</text:span><text:span text:style-name="T6"><text:line-break/></text:span><text:span text:style-name="T1">println list</text:span><text:span text:style-name="T10">.</text:span><text:span text:style-name="T1">last</text:span><text:span text:style-name="T10">()</text:span></text:p>
      <text:p text:style-name="P8"><text:span text:style-name="T10"/></text:p>
      <text:p text:style-name="P8"><text:span text:style-name="T10"/></text:p>
      <text:p text:style-name="P8"><text:span text:style-name="T12">11. </text:span><text:span text:style-name="T1">List list </text:span><text:span text:style-name="T10">= [</text:span><text:span text:style-name="T17">1</text:span><text:span text:style-name="T10">,</text:span><text:span text:style-name="T17">2</text:span><text:span text:style-name="T10">,</text:span><text:span text:style-name="T17">3</text:span><text:span text:style-name="T10">,</text:span><text:span text:style-name="T17">4</text:span><text:span text:style-name="T10">,</text:span><text:span text:style-name="T17">5</text:span><text:span text:style-name="T10">,</text:span><text:span text:style-name="T17">6</text:span><text:span text:style-name="T10">,</text:span><text:span text:style-name="T17">7</text:span><text:span text:style-name="T10">,</text:span><text:span text:style-name="T17">8</text:span><text:span text:style-name="T10">,</text:span><text:span text:style-name="T17">9</text:span><text:span text:style-name="T10">,</text:span><text:span text:style-name="T17">10</text:span><text:span text:style-name="T10">]<text:line-break/><text:line-break/></text:span><text:span text:style-name="T1">list</text:span><text:span text:style-name="T10">.</text:span><text:span text:style-name="T1">collect</text:span><text:span text:style-name="T10">{</text:span><text:span text:style-name="T1">it</text:span><text:span text:style-name="T10">.</text:span><text:span text:style-name="T1">multiply</text:span><text:span text:style-name="T10">(</text:span><text:span text:style-name="T17">2</text:span><text:span text:style-name="T10">)}</text:span></text:p>
      <text:p text:style-name="P8"><text:span text:style-name="T12"/></text:p>
      <text:p text:style-name="P8"><text:span text:style-name="T12"/></text:p>
      <text:p text:style-name="P8"><text:span text:style-name="T3">List list </text:span><text:span text:style-name="T12">= [</text:span><text:span text:style-name="T19">1</text:span><text:span text:style-name="T12">,</text:span><text:span text:style-name="T19">2</text:span><text:span text:style-name="T12">,</text:span><text:span text:style-name="T19">3</text:span><text:span text:style-name="T12">,</text:span><text:span text:style-name="T19">4</text:span><text:span text:style-name="T12">,</text:span><text:span text:style-name="T19">5</text:span><text:span text:style-name="T12">,</text:span><text:span text:style-name="T19">6</text:span><text:span text:style-name="T12">,</text:span><text:span text:style-name="T19">7</text:span><text:span text:style-name="T12">,</text:span><text:span text:style-name="T19">8</text:span><text:span text:style-name="T12">,</text:span><text:span text:style-name="T19">9</text:span><text:span text:style-name="T12">,</text:span><text:span text:style-name="T19">10</text:span><text:span text:style-name="T12">]<text:line-break/><text:line-break/></text:span><text:span text:style-name="T3">list</text:span><text:span text:style-name="T12">.</text:span><text:span text:style-name="T3">collect</text:span><text:span text:style-name="T12">{</text:span><text:span text:style-name="T3">it</text:span><text:span text:style-name="T12">.</text:span><text:span text:style-name="T3">multiply</text:span><text:span text:style-name="T12">(</text:span><text:span text:style-name="T13">1</text:span><text:span text:style-name="T19">2</text:span><text:span text:style-name="T12">)}</text:span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9"><text:span text:style-name="T12">1</text:span><text:span text:style-name="T14">3. </text:span><text:span text:style-name="T22">def </text:span><text:span text:style-name="T4">str </text:span><text:span text:style-name="T14">= </text:span><text:span text:style-name="T26">"This is a game"</text:span><text:span text:style-name="T14"><text:line-break/></text:span><text:span text:style-name="T4">str</text:span><text:span text:style-name="T14">.</text:span><text:span text:style-name="T4">count</text:span><text:span text:style-name="T14">(</text:span><text:span text:style-name="T26">"e"</text:span><text:span text:style-name="T14">)<text:line-break/></text:span><text:span text:style-name="T4">​</text:span><text:span text:style-name="T13">.</text:span></text:p>
      <text:p text:style-name="P9"><text:span text:style-name="T13"/></text:p>
      <text:p text:style-name="P9"><text:span text:style-name="T13"/></text:p>
      <text:p text:style-name="P11"><text:span text:style-name="T13">1</text:span><text:span text:style-name="T15">4.</text:span><text:span text:style-name="T23">def </text:span><text:span text:style-name="T5">str </text:span><text:span text:style-name="T15">= </text:span><text:span text:style-name="T20">1.</text:span><text:span text:style-name="T15">.</text:span><text:span text:style-name="T20">100</text:span><text:span text:style-name="T15"><text:line-break/><text:line-break/></text:span><text:span text:style-name="T23">for </text:span><text:span text:style-name="T15">(</text:span><text:span text:style-name="T5">i </text:span><text:span text:style-name="T23">in </text:span><text:span text:style-name="T5">str</text:span><text:span text:style-name="T15">)<text:line-break/>{<text:line-break/>  </text:span><text:span text:style-name="T23">if</text:span><text:span text:style-name="T15">(</text:span><text:span text:style-name="T5">i</text:span><text:span text:style-name="T15">%</text:span><text:span text:style-name="T20">3</text:span><text:span text:style-name="T15">==</text:span><text:span text:style-name="T20">0</text:span><text:span text:style-name="T15">)<text:line-break/>{<text:line-break/>  </text:span><text:span text:style-name="T5">println</text:span><text:span text:style-name="T15">(</text:span><text:span text:style-name="T27">"Fizz"</text:span><text:span text:style-name="T15">)<text:line-break/>}<text:line-break/></text:span><text:span text:style-name="T23">else if</text:span><text:span text:style-name="T15">(</text:span><text:span text:style-name="T5">i</text:span><text:span text:style-name="T15">%</text:span><text:span text:style-name="T20">5</text:span><text:span text:style-name="T15">==</text:span><text:span text:style-name="T20">0</text:span><text:span text:style-name="T15">)<text:line-break/>{<text:line-break/>  </text:span><text:span text:style-name="T5">println</text:span><text:span text:style-name="T15">(</text:span><text:span text:style-name="T27">"Buzz"</text:span><text:span text:style-name="T15">)<text:line-break/>}<text:line-break/> </text:span><text:span text:style-name="T23">else</text:span><text:span text:style-name="T15"><text:line-break/>{<text:line-break/> </text:span><text:span text:style-name="T5">println</text:span><text:span text:style-name="T15">(</text:span><text:span text:style-name="T27">"FizzBuzz"</text:span><text:span text:style-name="T15">)<text:line-break/>}<text:line-break/>}<text:line-break/></text:span><text:span text:style-name="T5">​</text:span></text:p>
      <text:p text:style-name="P11"><text:span text:style-name="T15"/></text:p>
      <text:p text:style-name="P10"><text:soft-page-break/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0:44:20.457748861</meta:creation-date>
    <dc:date>2022-07-20T14:41:10.043029176</dc:date>
    <meta:editing-duration>PT10M16S</meta:editing-duration>
    <meta:editing-cycles>1</meta:editing-cycles>
    <meta:document-statistic meta:table-count="0" meta:image-count="0" meta:object-count="0" meta:page-count="3" meta:paragraph-count="30" meta:word-count="169" meta:character-count="1246" meta:non-whitespace-character-count="1078"/>
    <meta:generator>LibreOffice/7.2.6.2$Linux_X86_64 LibreOffice_project/20$Build-2</meta:generator>
  </office:meta>
</office:document-meta>
</file>